
<file path=META-INF/manifest.xml><?xml version="1.0" encoding="utf-8"?>
<manifest:manifest xmlns:manifest="urn:oasis:names:tc:opendocument:xmlns:manifest:1.0">
  <manifest:file-entry manifest:media-type="application/vnd.oasis.opendocument.formula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math xmlns="http://www.w3.org/1998/Math/MathML">
  <semantics>
    <mtable>
      <mtr>
        <mtd>
          <mrow>
            <mrow>
              <munderover>
                <mo stretchy="false">∫</mo>
                <mn>24.5</mn>
                <mn>190</mn>
              </munderover>
              <mi>P</mi>
            </mrow>
            <mrow>
              <mo stretchy="false">(</mo>
              <mi>x</mi>
              <mo stretchy="false">)</mo>
            </mrow>
            <mi mathvariant="italic">dx</mi>
            <mi>;</mi>
            <mi>P</mi>
            <mrow>
              <mrow>
                <mo stretchy="false">(</mo>
                <mi>x</mi>
                <mo stretchy="false">)</mo>
              </mrow>
              <mo stretchy="false">=</mo>
              <mfrac>
                <mn>1</mn>
                <mrow>
                  <mo stretchy="false">σ</mo>
                  <msqrt>
                    <mrow>
                      <mn>2</mn>
                      <mo stretchy="false">π</mo>
                    </mrow>
                  </msqrt>
                </mrow>
              </mfrac>
            </mrow>
            <msup>
              <mi>e</mi>
              <mrow>
                <mrow>
                  <mo stretchy="false">−</mo>
                  <msup>
                    <mrow>
                      <mo stretchy="false">(</mo>
                      <mrow>
                        <mi>x</mi>
                        <mo stretchy="false">−</mo>
                        <mo stretchy="false">μ</mo>
                      </mrow>
                      <mo stretchy="false">)</mo>
                    </mrow>
                    <mn>2</mn>
                  </msup>
                </mrow>
                <mo stretchy="false">/</mo>
                <mrow>
                  <mo stretchy="false">(</mo>
                  <mrow>
                    <mn>2</mn>
                    <msup>
                      <mo stretchy="false">σ</mo>
                      <mn>2</mn>
                    </msup>
                  </mrow>
                  <mo stretchy="false">)</mo>
                </mrow>
              </mrow>
            </msup>
            <mi>;</mi>
            <mrow>
              <mo stretchy="false">μ</mo>
              <mo stretchy="false">=</mo>
              <mn>24.7</mn>
            </mrow>
            <mi>;</mi>
            <mrow>
              <msup>
                <mo stretchy="false">σ</mo>
                <mn>2</mn>
              </msup>
              <mo stretchy="false">=</mo>
              <mn>21.489</mn>
            </mrow>
          </mrow>
        </mtd>
      </mtr>
      <mtr>
        <mtd>
          <mrow>
            <mrow>
              <munderover>
                <mo stretchy="false">∫</mo>
                <mn>24.5</mn>
                <mn>190</mn>
              </munderover>
              <mfrac>
                <mn>1</mn>
                <mrow>
                  <msqrt>
                    <mn>21.489</mn>
                  </msqrt>
                  <msqrt>
                    <mrow>
                      <mn>2</mn>
                      <mo stretchy="false">π</mo>
                    </mrow>
                  </msqrt>
                </mrow>
              </mfrac>
            </mrow>
            <msup>
              <mi>e</mi>
              <mrow>
                <mrow>
                  <mo stretchy="false">−</mo>
                  <msup>
                    <mrow>
                      <mo stretchy="false">(</mo>
                      <mrow>
                        <mi>x</mi>
                        <mo stretchy="false">−</mo>
                        <mn>24.7</mn>
                      </mrow>
                      <mo stretchy="false">)</mo>
                    </mrow>
                    <mn>2</mn>
                  </msup>
                </mrow>
                <mo stretchy="false">/</mo>
                <mrow>
                  <mo stretchy="false">(</mo>
                  <mrow>
                    <mn>2</mn>
                    <mo stretchy="false">∗</mo>
                    <mn>21.489</mn>
                  </mrow>
                  <mo stretchy="false">)</mo>
                </mrow>
              </mrow>
            </msup>
            <mi mathvariant="italic">dx</mi>
          </mrow>
        </mtd>
      </mtr>
      <mtr>
        <mtd>
          <mrow>
            <mfrac>
              <mn>1</mn>
              <mrow>
                <msqrt>
                  <mn>21.489</mn>
                </msqrt>
                <msqrt>
                  <mrow>
                    <mn>2</mn>
                    <mo stretchy="false">π</mo>
                  </mrow>
                </msqrt>
              </mrow>
            </mfrac>
            <mrow>
              <munderover>
                <mo stretchy="false">∫</mo>
                <mn>24.5</mn>
                <mn>190</mn>
              </munderover>
              <msup>
                <mi>e</mi>
                <mrow>
                  <mrow>
                    <mo stretchy="false">−</mo>
                    <msup>
                      <mrow>
                        <mo stretchy="false">(</mo>
                        <mrow>
                          <mi>x</mi>
                          <mo stretchy="false">−</mo>
                          <mn>24.7</mn>
                        </mrow>
                        <mo stretchy="false">)</mo>
                      </mrow>
                      <mn>2</mn>
                    </msup>
                  </mrow>
                  <mo stretchy="false">/</mo>
                  <mrow>
                    <mo stretchy="false">(</mo>
                    <mrow>
                      <mn>2</mn>
                      <mo stretchy="false">∗</mo>
                      <mn>21.489</mn>
                    </mrow>
                    <mo stretchy="false">)</mo>
                  </mrow>
                </mrow>
              </msup>
            </mrow>
            <mi mathvariant="italic">dx</mi>
          </mrow>
        </mtd>
      </mtr>
      <mtr>
        <mtd>
          <mrow>
            <mfrac>
              <mn>1</mn>
              <mrow>
                <msqrt>
                  <mn>21.489</mn>
                </msqrt>
                <msqrt>
                  <mrow>
                    <mn>2</mn>
                    <mo stretchy="false">π</mo>
                  </mrow>
                </msqrt>
              </mrow>
            </mfrac>
            <mrow>
              <mrow>
                <mrow>
                  <munderover>
                    <mo stretchy="false">∫</mo>
                    <mn>24.5</mn>
                    <mn>190</mn>
                  </munderover>
                  <msup>
                    <mi>e</mi>
                    <mrow>
                      <mrow>
                        <mo stretchy="false">−</mo>
                        <msup>
                          <mrow>
                            <mo stretchy="false">(</mo>
                            <mrow>
                              <mi>x</mi>
                              <mo stretchy="false">−</mo>
                              <mn>24.7</mn>
                            </mrow>
                            <mo stretchy="false">)</mo>
                          </mrow>
                          <mn>2</mn>
                        </msup>
                      </mrow>
                      <mo stretchy="false">/</mo>
                      <mrow>
                        <mo stretchy="false">(</mo>
                        <mrow>
                          <mn>2</mn>
                          <mo stretchy="false">∗</mo>
                          <mn>21.489</mn>
                        </mrow>
                        <mo stretchy="false">)</mo>
                      </mrow>
                    </mrow>
                  </msup>
                </mrow>
                <mo stretchy="false">∗</mo>
                <mfrac>
                  <mrow>
                    <mo stretchy="false">−</mo>
                    <mrow>
                      <mo stretchy="false">(</mo>
                      <mrow>
                        <mi>x</mi>
                        <mo stretchy="false">−</mo>
                        <mn>24.7</mn>
                      </mrow>
                      <mo stretchy="false">)</mo>
                    </mrow>
                  </mrow>
                  <mn>21.489</mn>
                </mfrac>
              </mrow>
              <mo stretchy="false">∗</mo>
              <mfrac>
                <mn>21.489</mn>
                <mrow>
                  <mo stretchy="false">−</mo>
                  <mrow>
                    <mo stretchy="false">(</mo>
                    <mrow>
                      <mi>x</mi>
                      <mo stretchy="false">−</mo>
                      <mn>24.7</mn>
                    </mrow>
                    <mo stretchy="false">)</mo>
                  </mrow>
                </mrow>
              </mfrac>
            </mrow>
            <mi mathvariant="italic">dx</mi>
          </mrow>
        </mtd>
      </mtr>
      <mtr>
        <mtd>
          <mrow>
            <mfrac>
              <mrow>
                <mo stretchy="false">−</mo>
                <mn>21.489</mn>
              </mrow>
              <mrow>
                <msqrt>
                  <mn>21.489</mn>
                </msqrt>
                <msqrt>
                  <mrow>
                    <mn>2</mn>
                    <mo stretchy="false">π</mo>
                  </mrow>
                </msqrt>
              </mrow>
            </mfrac>
            <mrow>
              <mrow>
                <mrow>
                  <munderover>
                    <mo stretchy="false">∫</mo>
                    <mn>24.5</mn>
                    <mn>190</mn>
                  </munderover>
                  <msup>
                    <mi>e</mi>
                    <mrow>
                      <mrow>
                        <mo stretchy="false">−</mo>
                        <msup>
                          <mrow>
                            <mo stretchy="false">(</mo>
                            <mrow>
                              <mi>x</mi>
                              <mo stretchy="false">−</mo>
                              <mn>24.7</mn>
                            </mrow>
                            <mo stretchy="false">)</mo>
                          </mrow>
                          <mn>2</mn>
                        </msup>
                      </mrow>
                      <mo stretchy="false">/</mo>
                      <mrow>
                        <mo stretchy="false">(</mo>
                        <mrow>
                          <mn>2</mn>
                          <mo stretchy="false">∗</mo>
                          <mn>21.489</mn>
                        </mrow>
                        <mo stretchy="false">)</mo>
                      </mrow>
                    </mrow>
                  </msup>
                </mrow>
                <mo stretchy="false">∗</mo>
                <mfrac>
                  <mrow>
                    <mo stretchy="false">−</mo>
                    <mrow>
                      <mo stretchy="false">(</mo>
                      <mrow>
                        <mi>x</mi>
                        <mo stretchy="false">−</mo>
                        <mn>24.7</mn>
                      </mrow>
                      <mo stretchy="false">)</mo>
                    </mrow>
                  </mrow>
                  <mn>21.489</mn>
                </mfrac>
              </mrow>
              <mo stretchy="false">∗</mo>
              <mfrac>
                <mn>1</mn>
                <mrow>
                  <mo stretchy="false">(</mo>
                  <mrow>
                    <mi>x</mi>
                    <mo stretchy="false">−</mo>
                    <mn>24.7</mn>
                  </mrow>
                  <mo stretchy="false">)</mo>
                </mrow>
              </mfrac>
            </mrow>
            <mi mathvariant="italic">dx</mi>
          </mrow>
        </mtd>
      </mtr>
      <mtr>
        <mtd>
          <mrow>
            <mrow>
              <mo stretchy="false">∫</mo>
              <mi>f</mi>
            </mrow>
            <mrow>
              <mo stretchy="false">(</mo>
              <mi>x</mi>
              <mo stretchy="false">)</mo>
            </mrow>
            <mi>g</mi>
            <mrow>
              <mo stretchy="false">(</mo>
              <mi>x</mi>
              <mo stretchy="false">)</mo>
            </mrow>
            <mrow>
              <mi mathvariant="italic">dx</mi>
              <mo stretchy="false">=</mo>
              <mi>f</mi>
            </mrow>
            <mrow>
              <mo stretchy="false">(</mo>
              <mi>x</mi>
              <mo stretchy="false">)</mo>
            </mrow>
            <mrow>
              <mo stretchy="false">∫</mo>
              <mi>g</mi>
            </mrow>
            <mrow>
              <mo stretchy="false">(</mo>
              <mi>x</mi>
              <mo stretchy="false">)</mo>
            </mrow>
            <mrow>
              <mi mathvariant="italic">dx</mi>
              <mo stretchy="false">−</mo>
              <mrow>
                <mo stretchy="false">∫</mo>
                <mi>f</mi>
              </mrow>
            </mrow>
            <mi>'</mi>
            <mrow>
              <mo stretchy="false">(</mo>
              <mi>x</mi>
              <mo stretchy="false">)</mo>
            </mrow>
            <mfenced open="[" close="]">
              <mrow>
                <mrow>
                  <mo stretchy="false">∫</mo>
                  <mi>g</mi>
                </mrow>
                <mrow>
                  <mo stretchy="false">(</mo>
                  <mi>x</mi>
                  <mo stretchy="false">)</mo>
                </mrow>
                <mi mathvariant="italic">dx</mi>
              </mrow>
            </mfenced>
            <mi mathvariant="italic">dx</mi>
            <mi>;</mi>
            <mrow>
              <mrow>
                <mo stretchy="false">∫</mo>
                <mfrac>
                  <mi mathvariant="italic">dx</mi>
                  <mrow>
                    <mi mathvariant="italic">ax</mi>
                    <mo stretchy="false">+</mo>
                    <mi>b</mi>
                  </mrow>
                </mfrac>
              </mrow>
              <mo stretchy="false">=</mo>
              <mfrac>
                <mrow>
                  <mi>ln</mi>
                  <mfenced open="∣" close="∣">
                    <mrow>
                      <mi mathvariant="italic">ax</mi>
                      <mo stretchy="false">+</mo>
                      <mi>b</mi>
                    </mrow>
                  </mfenced>
                </mrow>
                <mi>a</mi>
              </mfrac>
            </mrow>
          </mrow>
        </mtd>
      </mtr>
    </mtable>
    <annotation encoding="StarMath 5.0">int from 24.5 to 190 P(x)dx; P(x)=1 over {%sigma sqrt{2%pi}} e^{-(x-%mu)^2/(2%sigma^2)}; %mu=24.7;%sigma^2=21.489 newline
int from 24.5 to 190 {1 over {sqrt 21.489 sqrt{2%pi}}} e^{-(x-24.7)^2/(2*21.489)} dx newline
{1 over {sqrt 21.489 sqrt{2%pi}}} int from 24.5 to 190 e^{-(x-24.7)^2/(2*21.489)} dx newline
{1 over {sqrt 21.489 sqrt{2%pi}}} int from 24.5 to 190 e^{-(x-24.7)^2/(2*21.489)}*{-(x-24.7) over 21.489}*{21.489 over -(x-24.7)} dx newline
{-21.489 over {sqrt 21.489 sqrt{2%pi}}} int from 24.5 to 190 e^{-(x-24.7)^2/(2*21.489)}*{-(x-24.7) over 21.489}*{1 over (x-24.7)} dx newline
int f(x)g(x)dx=f(x)int g(x)dx - int f'(x)left[int g(x)dx right] dx; int {dx over {ax + b}}={ln abs {ax+b}} over a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eremiah Gaertner</meta:initial-creator>
    <meta:creation-date>2012-12-04T13:16:57</meta:creation-date>
    <meta:generator>OpenOffice.org/3.3$Unix OpenOffice.org_project/330m20$Build-9567</meta:generator>
  </office:meta>
</office:document-meta>
</file>